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6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style:font-name="Liberation Serif" fo:font-size="20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78cm" svg:height="2.347cm" svg:x="4.965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8.918cm" svg:x2="4.786cm" svg:y2="8.918cm">
          <text:p/>
        </draw:line>
        <draw:line draw:style-name="gr2" draw:text-style-name="P2" draw:layer="layout" svg:x1="3cm" svg:y1="9.5cm" svg:x2="4.786cm" svg:y2="9.5cm">
          <text:p/>
        </draw:line>
        <draw:line draw:style-name="gr2" draw:text-style-name="P2" draw:layer="layout" svg:x1="3cm" svg:y1="10.93cm" svg:x2="4.786cm" svg:y2="10.93cm">
          <text:p/>
        </draw:line>
        <draw:custom-shape draw:style-name="gr3" draw:text-style-name="P1" draw:layer="layout" svg:width="2.679cm" svg:height="2.347cm" svg:x="7.643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78cm" svg:height="2.347cm" svg:x="14.607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78cm" svg:height="0.167cm" svg:x="13.357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79cm" svg:height="0.167cm" svg:x="13.714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78cm" svg:height="0.167cm" svg:x="14.072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56cm" svg:height="0.336cm" svg:x="6.215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7cm" svg:height="0.336cm" svg:x="7.465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356cm" svg:height="0.336cm" svg:x="8.893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57cm" svg:height="0.336cm" svg:x="15.857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6cm" svg:height="0.336cm" svg:x="4.786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6cm" svg:height="0.336cm" svg:x="14.429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6cm" svg:height="0.336cm" svg:x="17.108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0.5cm" svg:height="1.038cm" svg:x="6.25cm" svg:y="10cm">
          <draw:text-box>
            <text:p text:style-name="P5"><text:span text:style-name="T1">1</text:span></text:p>
          </draw:text-box>
        </draw:frame>
        <draw:frame draw:style-name="gr8" draw:text-style-name="P6" draw:layer="layout" svg:width="0.714cm" svg:height="1.218cm" svg:x="8.786cm" svg:y="10.032cm">
          <draw:text-box>
            <text:p text:style-name="P5"><text:span text:style-name="T1">2</text:span></text:p>
          </draw:text-box>
        </draw:frame>
        <draw:frame draw:style-name="gr7" draw:text-style-name="P6" draw:layer="layout" svg:width="0.5cm" svg:height="1.038cm" svg:x="15.75cm" svg:y="10cm">
          <draw:text-box>
            <text:p text:style-name="P5"><text:span text:style-name="T1">N</text:span></text:p>
          </draw:text-box>
        </draw:frame>
        <draw:frame draw:style-name="gr9" draw:text-style-name="P7" draw:layer="layout" svg:width="0.75cm" svg:height="1.034cm" svg:x="6cm" svg:y="8.716cm">
          <draw:text-box>
            <text:p text:style-name="P1"><text:span text:style-name="T2">ϕ</text:span></text:p>
          </draw:text-box>
        </draw:frame>
        <draw:custom-shape draw:style-name="gr3" draw:text-style-name="P1" draw:layer="layout" svg:width="2.679cm" svg:height="2.347cm" svg:x="10.322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4cm" svg:height="0.336cm" svg:x="10.144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36cm" svg:height="0.334cm" svg:x="11.392cm" svg:y="9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715cm" svg:height="1.218cm" svg:x="11.25cm" svg:y="10cm">
          <draw:text-box>
            <text:p text:style-name="P5"><text:span text:style-name="T1">3</text:span></text:p>
          </draw:text-box>
        </draw:frame>
        <draw:custom-shape draw:style-name="gr6" draw:text-style-name="P4" draw:layer="layout" svg:width="0.357cm" svg:height="0.336cm" svg:x="12.821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0.75cm" svg:height="1.034cm" svg:x="8.5cm" svg:y="8.716cm">
          <draw:text-box>
            <text:p text:style-name="P1"><text:span text:style-name="T2">ϕ</text:span></text:p>
          </draw:text-box>
        </draw:frame>
        <draw:frame draw:style-name="gr9" draw:text-style-name="P7" draw:layer="layout" svg:width="0.75cm" svg:height="1.034cm" svg:x="11cm" svg:y="8.716cm">
          <draw:text-box>
            <text:p text:style-name="P1"><text:span text:style-name="T2">ϕ</text:span></text:p>
          </draw:text-box>
        </draw:frame>
        <draw:frame draw:style-name="gr9" draw:text-style-name="P7" draw:layer="layout" svg:width="0.75cm" svg:height="1.034cm" svg:x="15.5cm" svg:y="8.716cm">
          <draw:text-box>
            <text:p text:style-name="P1"><text:span text:style-name="T2">ϕ</text:span></text:p>
          </draw:text-box>
        </draw:frame>
        <draw:line draw:style-name="gr2" draw:text-style-name="P2" draw:layer="layout" svg:x1="3cm" svg:y1="10.25cm" svg:x2="4.786cm" svg:y2="10.25cm">
          <text:p/>
        </draw:line>
        <draw:line draw:style-name="gr2" draw:text-style-name="P2" draw:layer="layout" svg:x1="17.5cm" svg:y1="8.988cm" svg:x2="19.286cm" svg:y2="8.988cm">
          <text:p/>
        </draw:line>
        <draw:line draw:style-name="gr2" draw:text-style-name="P2" draw:layer="layout" svg:x1="17.5cm" svg:y1="9.57cm" svg:x2="19.286cm" svg:y2="9.57cm">
          <text:p/>
        </draw:line>
        <draw:line draw:style-name="gr2" draw:text-style-name="P2" draw:layer="layout" svg:x1="17.5cm" svg:y1="11cm" svg:x2="19.286cm" svg:y2="11cm">
          <text:p/>
        </draw:line>
        <draw:line draw:style-name="gr2" draw:text-style-name="P2" draw:layer="layout" svg:x1="17.5cm" svg:y1="10.32cm" svg:x2="19.286cm" svg:y2="10.32cm">
          <text:p/>
        </draw:line>
        <draw:frame draw:style-name="gr8" draw:text-style-name="P6" draw:layer="layout" svg:width="0.714cm" svg:height="1.218cm" svg:x="3.286cm" svg:y="8cm">
          <draw:text-box>
            <text:p text:style-name="P5"><text:span text:style-name="T1">U</text:span></text:p>
          </draw:text-box>
        </draw:frame>
        <draw:frame draw:style-name="gr8" draw:text-style-name="P6" draw:layer="layout" svg:width="0.714cm" svg:height="1.218cm" svg:x="17.786cm" svg:y="8cm">
          <draw:text-box>
            <text:p text:style-name="P5"><text:span text:style-name="T1">U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1-29T18:16:08.796009853</dc:date>
    <meta:editing-duration>PT30M56S</meta:editing-duration>
    <meta:editing-cycles>7</meta:editing-cycles>
    <meta:generator>LibreOffice/24.2.7.2$Linux_X86_64 LibreOffice_project/420$Build-2</meta:generator>
    <meta:document-statistic meta:object-count="35"/>
  </office:meta>
</office:document-meta>
</file>